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69f8" officeooo:paragraph-rsid="000f69f8"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圆的面积和周长的计算</text:p>
      <text:p text:style-name="P1">interface Yuan</text:p>
      <text:p text:style-name="P1">{//定义计算面积的方法</text:p>
      <text:p text:style-name="P1"><text:tab/>public double getArea(double r);</text:p>
      <text:p text:style-name="P1"><text:tab/>//定义计算周长的方法</text:p>
      <text:p text:style-name="P1"><text:tab/>public double getLength(double r);</text:p>
      <text:p text:style-name="P1"><text:tab/>//定义计算常量</text:p>
      <text:p text:style-name="P1"><text:tab/>public final static double PI=3.14;</text:p>
      <text:p text:style-name="P1">}</text:p>
      <text:p text:style-name="P1">class Yuanmz implements Yuan</text:p>
      <text:p text:style-name="P1">{</text:p>
      <text:p text:style-name="P1"><text:tab/>//定义属性半径</text:p>
      <text:p text:style-name="P1"><text:tab/>private double r;</text:p>
      <text:p text:style-name="P1"><text:tab/>//定义一个有参数的构造器</text:p>
      <text:p text:style-name="P1"><text:tab/>public Yuanmz(double r){</text:p>
      <text:p text:style-name="P1"><text:tab/><text:tab/>this.r=r;</text:p>
      <text:p text:style-name="P1"><text:tab/>}//提供一个对外访问的方法</text:p>
      <text:p text:style-name="P1"><text:tab/>public double getR(){</text:p>
      <text:p text:style-name="P1"><text:tab/><text:tab/>return r;</text:p>
      <text:p text:style-name="P1"><text:tab/>}</text:p>
      <text:p text:style-name="P1"><text:tab/>public double getArea(double r){</text:p>
      <text:p text:style-name="P1"><text:tab/><text:tab/>//方法为圆面积的计算公式</text:p>
      <text:p text:style-name="P1"><text:tab/><text:tab/>return r*r*Yuan.PI;</text:p>
      <text:p text:style-name="P1"><text:tab/>}</text:p>
      <text:p text:style-name="P1"><text:tab/><text:tab/>public double getLength(double r){</text:p>
      <text:p text:style-name="P1"><text:tab/><text:tab/><text:tab/>return 2*r*Yuan.PI;</text:p>
      <text:p text:style-name="P1"><text:tab/><text:tab/>}</text:p>
      <text:p text:style-name="P1">}</text:p>
      <text:p text:style-name="P1">class YuanDemo</text:p>
      <text:p text:style-name="P1">{</text:p>
      <text:p text:style-name="P1"><text:tab/>public static void main(String[] args){</text:p>
      <text:p text:style-name="P1"><text:tab/><text:tab/>Yuanmz y=new Yuanmz(5);</text:p>
      <text:p text:style-name="P1"><text:tab/><text:tab/>double r=y.getR();</text:p>
      <text:p text:style-name="P1"><text:s text:c="8"/>double area=y.getArea(r);</text:p>
      <text:p text:style-name="P1"><text:tab/><text:tab/>double length=y.getLength(r);</text:p>
      <text:p text:style-name="P1"><text:tab/><text:tab/>System.out.println(area);</text:p>
      <text:p text:style-name="P1"><text:tab/><text:tab/>System.out.println(length);</text:p>
      <text:p text:style-name="P1"><text:tab/>} 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8S</meta:editing-duration>
    <meta:editing-cycles>3</meta:editing-cycles>
    <meta:generator>LibreOffice/5.3.0.3$Windows_X86_64 LibreOffice_project/7074905676c47b82bbcfbea1aeefc84afe1c50e1</meta:generator>
    <dc:date>2017-12-04T19:41:19.504000000</dc:date>
    <meta:document-statistic meta:table-count="0" meta:image-count="0" meta:object-count="0" meta:page-count="1" meta:paragraph-count="39" meta:word-count="150" meta:character-count="675" meta:non-whitespace-character-count="586"/>
    <meta:user-defined meta:name="Info 1"/>
    <meta:user-defined meta:name="Info 2"/>
    <meta:user-defined meta:name="Info 3"/>
    <meta:user-defined meta:name="Info 4"/>
  </office:meta>
</office:document-meta>
</file>